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3670a" officeooo:paragraph-rsid="0013670a"/>
    </style:style>
    <style:style style:name="T1" style:family="text">
      <style:text-properties officeooo:rsid="00131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ended up needing to reformat things to actually make the cost function work</text:span></text:p>
      <text:p text:style-name="Standard">-<text:span text:style-name="T1">had to merge together my corpus, with true emotions, with all my probabilities</text:span></text:p>
      <text:p text:style-name="Standard">-<text:span text:style-name="T1">and then I had to aggregate probabilities on the document level</text:span></text:p>
      <text:p text:style-name="Standard">-<text:span text:style-name="T1">and then I also reorganized launch and the constructors for MLR, to make it easier to use specific functions</text:span></text:p>
      <text:p text:style-name="Standard"/>
      <text:p text:style-name="P1">took a while, but now we’re onto gradient desc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1:52:48.977818458</meta:creation-date>
    <dc:date>2023-11-28T02:50:01.894011492</dc:date>
    <meta:editing-duration>PT4H57M12S</meta:editing-duration>
    <meta:editing-cycles>2</meta:editing-cycles>
    <meta:generator>LibreOffice/7.5.8.2$Linux_X86_64 LibreOffice_project/50$Build-2</meta:generator>
    <meta:document-statistic meta:table-count="0" meta:image-count="0" meta:object-count="0" meta:page-count="1" meta:paragraph-count="5" meta:word-count="65" meta:character-count="377" meta:non-whitespace-character-count="317"/>
  </office:meta>
</office:document-meta>
</file>